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UMAN WORDS (5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UMAN WORDS (5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cautious in making a vow (5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 committed in keeping a vow (5:4-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HUMAN WORDS (5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HUMAN WICKEDNESS (5:8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HUMAN WICKEDNESS (5:8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Our injustice (5:8-9): This can be seen from the poor person to the king on the throne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Our greed (5:10-12): The more people receive, the more they desire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HUMAN WORDS (5:1-7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HUMAN WICKEDNESS (5:8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UMAN WRETCHEDNESS (5:13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UMAN WRETCHEDNESS (5:13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Our birth (5:15): We enter this world with nothing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ur life (5:13-14): We may be financially reduced to nothing in this life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Our death (5:16): We leave the world with nothing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CCLESIASTES 5<text:s text:c="1"/></text:span><text:span text:style-name="a523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HUMAN WORDS (5:1-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HUMAN WICKEDNESS (5:8-1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UMAN WRETCHEDNESS (5:13-1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HUMAN WISDOM (5:18-20): Once again Solomon advises us to enjoy our work and to be content with our life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5 </dc:title>
    <meta:initial-creator>David STRICKLAND</meta:initial-creator>
    <dc:creator>David STRICKLAND</dc:creator>
    <meta:creation-date>2020-02-23T23:11:46Z</meta:creation-date>
    <dc:date>2020-02-23T23:11:47Z</dc:date>
    <meta:template xlink:href="BibleStudy" xlink:type="simple"/>
    <meta:editing-cycles>1</meta:editing-cycles>
    <meta:editing-duration>PT0S</meta:editing-duration>
    <meta:document-statistic meta:paragraph-count="24" meta:word-count="190"/>
  </office:meta>
</office:document-meta>
</file>